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style:font-name="Arial" fo:font-size="40pt" officeooo:rsid="000df56e" officeooo:paragraph-rsid="000df56e" style:font-size-asian="40pt" style:font-size-complex="40pt"/>
    </style:style>
    <style:style style:name="P2" style:family="paragraph" style:parent-style-name="Standard">
      <style:paragraph-properties fo:text-align="center" style:justify-single-word="false"/>
      <style:text-properties style:font-name="Arial" fo:font-size="20pt" officeooo:rsid="000df56e" officeooo:paragraph-rsid="000df56e" style:font-size-asian="20pt" style:font-size-complex="20pt"/>
    </style:style>
    <style:style style:name="P3" style:family="paragraph" style:parent-style-name="Standard">
      <style:paragraph-properties fo:text-align="start" style:justify-single-word="false"/>
      <style:text-properties style:font-name="Arial" fo:font-size="10pt" officeooo:rsid="000df56e" officeooo:paragraph-rsid="000df56e" style:font-size-asian="8.75pt" style:font-size-complex="10pt"/>
    </style:style>
    <style:style style:name="P4" style:family="paragraph" style:parent-style-name="Standard">
      <style:paragraph-properties fo:text-align="center" style:justify-single-word="false"/>
      <style:text-properties style:font-name="Arial" fo:font-size="10pt" officeooo:rsid="000df56e" officeooo:paragraph-rsid="000df56e" style:font-size-asian="8.75pt" style:font-size-complex="10pt"/>
    </style:style>
    <style:style style:name="P5" style:family="paragraph" style:parent-style-name="Standard">
      <style:paragraph-properties fo:text-align="start" style:justify-single-word="false"/>
      <style:text-properties style:font-name="Arial" fo:font-size="10pt" fo:font-style="italic" officeooo:rsid="000df56e" officeooo:paragraph-rsid="000df56e" style:font-size-asian="8.75pt" style:font-style-asian="italic" style:font-size-complex="10pt" style:font-style-complex="italic"/>
    </style:style>
    <style:style style:name="P6" style:family="paragraph" style:parent-style-name="Standard">
      <style:paragraph-properties fo:text-align="start" style:justify-single-word="false"/>
      <style:text-properties style:font-name="Arial" fo:font-size="12pt" fo:font-weight="bold" officeooo:rsid="000df56e" officeooo:paragraph-rsid="000df56e" style:font-size-asian="12pt" style:font-weight-asian="bold" style:font-size-complex="12pt" style:font-weight-complex="bold"/>
    </style:style>
    <style:style style:name="P7" style:family="paragraph" style:parent-style-name="Standard">
      <style:paragraph-properties fo:text-align="start" style:justify-single-word="false"/>
      <style:text-properties officeooo:paragraph-rsid="000fe0f8"/>
    </style:style>
    <style:style style:name="P8" style:family="paragraph" style:parent-style-name="Standard">
      <style:paragraph-properties fo:text-align="start" style:justify-single-word="false"/>
      <style:text-properties officeooo:paragraph-rsid="00130517"/>
    </style:style>
    <style:style style:name="P9" style:family="paragraph" style:parent-style-name="Standard">
      <style:paragraph-properties fo:text-align="start" style:justify-single-word="false"/>
      <style:text-properties style:text-line-through-style="solid" style:text-line-through-type="single" style:font-name="Arial" fo:font-size="10pt" fo:font-style="normal" officeooo:rsid="000df56e" officeooo:paragraph-rsid="000df56e" style:font-size-asian="8.75pt" style:font-style-asian="normal" style:font-size-complex="10pt" style:font-style-complex="normal"/>
    </style:style>
    <style:style style:name="P10" style:family="paragraph" style:parent-style-name="Standard">
      <style:paragraph-properties fo:text-align="start" style:justify-single-word="false"/>
      <style:text-properties style:text-line-through-style="solid" style:text-line-through-type="single" style:font-name="Arial" fo:font-size="10pt" fo:font-style="normal" officeooo:rsid="000df56e" officeooo:paragraph-rsid="000fe0f8" style:font-size-asian="8.75pt" style:font-style-asian="normal" style:font-size-complex="10pt" style:font-style-complex="normal"/>
    </style:style>
    <style:style style:name="P11" style:family="paragraph" style:parent-style-name="Standard">
      <style:paragraph-properties fo:text-align="start" style:justify-single-word="false"/>
      <style:text-properties style:text-line-through-style="solid" style:text-line-through-type="single" style:font-name="Arial" fo:font-size="10pt" fo:font-style="normal" fo:font-weight="bold" officeooo:rsid="000df56e" officeooo:paragraph-rsid="000fe0f8" style:font-size-asian="8.75pt" style:font-style-asian="normal" style:font-weight-asian="bold" style:font-size-complex="10pt" style:font-style-complex="normal" style:font-weight-complex="bold"/>
    </style:style>
    <style:style style:name="P12" style:family="paragraph" style:parent-style-name="Standard">
      <style:paragraph-properties fo:text-align="start" style:justify-single-word="false"/>
      <style:text-properties style:text-line-through-style="none" style:text-line-through-type="none" style:font-name="Arial" fo:font-size="10pt" fo:font-style="normal" officeooo:rsid="000df56e" officeooo:paragraph-rsid="000df56e" style:font-size-asian="8.75pt" style:font-style-asian="normal" style:font-size-complex="10pt" style:font-style-complex="normal"/>
    </style:style>
    <style:style style:name="P13" style:family="paragraph" style:parent-style-name="Standard">
      <style:paragraph-properties fo:text-align="start" style:justify-single-word="false"/>
      <style:text-properties style:text-line-through-style="none" style:text-line-through-type="none" style:font-name="Arial" fo:font-size="10pt" fo:font-style="normal" officeooo:rsid="000df56e" officeooo:paragraph-rsid="000fe0f8" style:font-size-asian="8.75pt" style:font-style-asian="normal" style:font-size-complex="10pt" style:font-style-complex="normal"/>
    </style:style>
    <style:style style:name="P14" style:family="paragraph" style:parent-style-name="Standard">
      <style:paragraph-properties fo:text-align="start" style:justify-single-word="false"/>
      <style:text-properties style:text-line-through-style="none" style:text-line-through-type="none" style:font-name="Arial" fo:font-size="10pt" fo:font-style="normal" officeooo:rsid="001159ef" officeooo:paragraph-rsid="001159ef" style:font-size-asian="8.75pt" style:font-style-asian="normal" style:font-size-complex="10pt" style:font-style-complex="normal"/>
    </style:style>
    <style:style style:name="P15" style:family="paragraph" style:parent-style-name="Standard">
      <style:paragraph-properties fo:text-align="start" style:justify-single-word="false"/>
      <style:text-properties style:text-line-through-style="none" style:text-line-through-type="none" style:font-name="Arial" fo:font-size="10pt" fo:font-style="normal" officeooo:rsid="001159ef" officeooo:paragraph-rsid="00130517" style:font-size-asian="8.75pt" style:font-style-asian="normal" style:font-size-complex="10pt" style:font-style-complex="normal"/>
    </style:style>
    <style:style style:name="P16" style:family="paragraph" style:parent-style-name="Standard">
      <style:paragraph-properties fo:text-align="start" style:justify-single-word="false"/>
      <style:text-properties style:text-line-through-style="none" style:text-line-through-type="none" style:font-name="Arial" fo:font-size="10pt" fo:font-style="normal" fo:font-weight="bold" officeooo:rsid="000df56e" officeooo:paragraph-rsid="000df56e" style:font-size-asian="8.75pt" style:font-style-asian="normal" style:font-weight-asian="bold" style:font-size-complex="10pt" style:font-style-complex="normal" style:font-weight-complex="bold"/>
    </style:style>
    <style:style style:name="P17" style:family="paragraph" style:parent-style-name="Standard">
      <style:paragraph-properties fo:text-align="start" style:justify-single-word="false"/>
      <style:text-properties style:text-line-through-style="none" style:text-line-through-type="none" style:font-name="Arial" fo:font-size="10pt" fo:font-style="normal" fo:font-weight="bold" officeooo:rsid="000df56e" officeooo:paragraph-rsid="000fe0f8" style:font-size-asian="8.75pt" style:font-style-asian="normal" style:font-weight-asian="bold" style:font-size-complex="10pt" style:font-style-complex="normal" style:font-weight-complex="bold"/>
    </style:style>
    <style:style style:name="P18" style:family="paragraph" style:parent-style-name="Standard">
      <style:paragraph-properties fo:text-align="start" style:justify-single-word="false"/>
      <style:text-properties style:text-line-through-style="none" style:text-line-through-type="none" style:font-name="Arial" fo:font-size="12pt" fo:font-style="normal" fo:font-weight="bold" officeooo:rsid="000df56e" officeooo:paragraph-rsid="000df56e"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officeooo:rsid="001076c2" officeooo:paragraph-rsid="001076c2"/>
    </style:style>
    <style:style style:name="P20" style:family="paragraph" style:parent-style-name="Standard">
      <style:paragraph-properties fo:text-align="start" style:justify-single-word="false"/>
      <style:text-properties fo:font-weight="bold" officeooo:rsid="001076c2" officeooo:paragraph-rsid="001076c2" style:font-weight-asian="bold" style:font-weight-complex="bold"/>
    </style:style>
    <style:style style:name="P21" style:family="paragraph" style:parent-style-name="Standard">
      <style:paragraph-properties fo:text-align="start" style:justify-single-word="false"/>
      <style:text-properties fo:font-variant="normal" fo:text-transform="none" style:use-window-font-color="true" loext:opacity="0%" style:font-name="Arial" fo:font-size="10pt" fo:letter-spacing="normal" fo:font-style="normal" fo:font-weight="normal" officeooo:rsid="001076c2" officeooo:paragraph-rsid="001076c2"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fo:font-variant="normal" fo:text-transform="none" style:text-line-through-style="solid" style:text-line-through-type="single" style:font-name="Arial" fo:font-size="10pt" fo:letter-spacing="normal" fo:font-style="normal" fo:font-weight="bold" officeooo:rsid="000df56e" officeooo:paragraph-rsid="001076c2" style:font-size-asian="8.75pt" style:font-style-asian="normal" style:font-weight-asian="bold" style:font-size-complex="10pt" style:font-style-complex="normal" style:font-weight-complex="bold"/>
    </style:style>
    <style:style style:name="P23" style:family="paragraph" style:parent-style-name="Standard">
      <style:paragraph-properties fo:text-align="start" style:justify-single-word="false"/>
      <style:text-properties fo:font-variant="normal" fo:text-transform="none" style:text-line-through-style="none" style:text-line-through-type="none" style:font-name="Arial" fo:font-size="10pt" fo:letter-spacing="normal" fo:font-style="normal" style:text-underline-style="solid" style:text-underline-width="auto" style:text-underline-color="font-color" fo:font-weight="bold" officeooo:rsid="001076c2" officeooo:paragraph-rsid="001076c2" style:font-size-asian="8.75pt" style:font-style-asian="normal" style:font-weight-asian="bold" style:font-size-complex="10pt" style:font-style-complex="normal" style:font-weight-complex="bold"/>
    </style:style>
    <style:style style:name="P24" style:family="paragraph" style:parent-style-name="Standard">
      <style:paragraph-properties fo:text-align="start" style:justify-single-word="false"/>
      <style:text-properties fo:font-variant="normal" fo:text-transform="none" style:text-line-through-style="none" style:text-line-through-type="none" style:font-name="Arial" fo:font-size="10pt" fo:letter-spacing="normal" fo:font-style="normal" fo:font-weight="bold" officeooo:rsid="001076c2" officeooo:paragraph-rsid="001076c2" style:font-size-asian="8.75pt" style:font-style-asian="normal" style:font-weight-asian="bold" style:font-size-complex="10pt" style:font-style-complex="normal" style:font-weight-complex="bold"/>
    </style:style>
    <style:style style:name="P25" style:family="paragraph" style:parent-style-name="Standard">
      <style:paragraph-properties fo:text-align="start" style:justify-single-word="false"/>
      <style:text-properties style:text-line-through-style="solid" style:text-line-through-type="single" style:font-name="Arial" fo:font-size="10pt" fo:font-style="normal" fo:font-weight="bold" officeooo:rsid="000df56e" officeooo:paragraph-rsid="0015cdb6" style:font-size-asian="8.75pt" style:font-style-asian="normal" style:font-weight-asian="bold" style:font-size-complex="10pt" style:font-style-complex="normal" style:font-weight-complex="bold"/>
    </style:style>
    <style:style style:name="P26" style:family="paragraph" style:parent-style-name="Standard">
      <style:paragraph-properties fo:text-align="start" style:justify-single-word="false"/>
      <style:text-properties style:text-line-through-style="none" style:text-line-through-type="none" style:font-name="Arial" fo:font-size="10pt" fo:font-style="normal" fo:font-weight="bold" officeooo:rsid="000df56e" officeooo:paragraph-rsid="000fe0f8" style:font-size-asian="8.75pt" style:font-style-asian="normal" style:font-weight-asian="bold" style:font-size-complex="10pt" style:font-style-complex="normal" style:font-weight-complex="bold"/>
    </style:style>
    <style:style style:name="P27" style:family="paragraph" style:parent-style-name="Standard">
      <style:paragraph-properties fo:text-align="start" style:justify-single-word="false"/>
      <style:text-properties style:text-line-through-style="none" style:text-line-through-type="none" style:font-name="Arial" fo:font-size="10pt" fo:font-style="normal" fo:font-weight="bold" officeooo:rsid="000df56e" officeooo:paragraph-rsid="0015cdb6" style:font-size-asian="8.75pt" style:font-style-asian="normal" style:font-weight-asian="bold" style:font-size-complex="10pt" style:font-style-complex="normal" style:font-weight-complex="bold"/>
    </style:style>
    <style:style style:name="P28" style:family="paragraph" style:parent-style-name="Standard">
      <style:paragraph-properties fo:text-align="start" style:justify-single-word="false"/>
      <style:text-properties style:text-line-through-style="none" style:text-line-through-type="none" style:font-name="Arial" fo:font-size="10pt" fo:font-style="normal" fo:font-weight="normal" officeooo:rsid="000df56e" officeooo:paragraph-rsid="000fe0f8" style:font-size-asian="8.75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line-through-style="none" style:text-line-through-type="none" style:font-name="Arial" fo:font-size="10pt" fo:font-style="normal" fo:font-weight="bold" officeooo:rsid="000fe0f8" style:font-size-asian="8.75pt" style:font-style-asian="normal" style:font-weight-asian="bold" style:font-size-complex="10pt" style:font-style-complex="normal" style:font-weight-complex="bold"/>
    </style:style>
    <style:style style:name="T4" style:family="text">
      <style:text-properties style:text-line-through-style="none" style:text-line-through-type="none" style:font-name="Arial" fo:font-size="10pt" fo:font-style="normal" officeooo:rsid="000df56e" style:font-size-asian="8.75pt" style:font-style-asian="normal" style:font-size-complex="10pt" style:font-style-complex="normal"/>
    </style:style>
    <style:style style:name="T5" style:family="text">
      <style:text-properties fo:font-variant="normal" fo:text-transform="none" style:use-window-font-color="true" loext:opacity="0%" style:font-name="Arial" fo:font-size="10pt" fo:letter-spacing="normal" fo:font-style="normal" fo:font-weight="normal" style:font-size-asian="10pt" style:font-weight-asian="normal" style:font-size-complex="10pt" style:font-weight-complex="normal"/>
    </style:style>
    <style:style style:name="T6" style:family="text">
      <style:text-properties fo:font-variant="normal" fo:text-transform="none" style:use-window-font-color="true" loext:opacity="0%" style:font-name="Arial" fo:font-size="10pt" fo:letter-spacing="normal" fo:font-style="normal" style:font-size-asian="10pt" style:font-size-complex="10pt"/>
    </style:style>
    <style:style style:name="T7" style:family="text">
      <style:text-properties fo:font-variant="normal" fo:text-transform="none" style:use-window-font-color="true" loext:opacity="0%" style:font-name="Arial" fo:font-size="10pt" fo:letter-spacing="normal" fo:font-style="normal" fo:font-weight="bold" style:font-size-asian="10pt" style:font-weight-asian="bold" style:font-size-complex="10pt" style:font-weight-complex="bold"/>
    </style:style>
    <style:style style:name="T8" style:family="text">
      <style:text-properties fo:font-variant="normal" fo:text-transform="none" style:use-window-font-color="true" loext:opacity="0%" fo:letter-spacing="normal" style:text-underline-style="none" fo:font-weight="bold" style:font-weight-asian="bold" style:font-weight-complex="bold"/>
    </style:style>
    <style:style style:name="T9" style:family="text">
      <style:text-properties fo:font-variant="normal" fo:text-transform="none" style:use-window-font-color="true" loext:opacity="0%" fo:letter-spacing="normal" style:text-underline-style="none" fo:font-weight="bold" officeooo:rsid="00142ce6" style:font-weight-asian="bold" style:font-weight-complex="bold"/>
    </style:style>
    <style:style style:name="T10" style:family="text">
      <style:text-properties fo:font-variant="normal" fo:text-transform="none" style:use-window-font-color="true" loext:opacity="0%" fo:letter-spacing="normal" style:text-underline-style="none" fo:font-weight="normal" style:font-weight-asian="normal" style:font-weight-complex="normal"/>
    </style:style>
    <style:style style:name="T11" style:family="text">
      <style:text-properties fo:font-variant="normal" fo:text-transform="none" style:use-window-font-color="true" loext:opacity="0%" fo:letter-spacing="normal" style:text-underline-style="none" fo:font-weight="normal" officeooo:rsid="00142ce6" style:font-weight-asian="normal" style:font-weight-complex="normal"/>
    </style:style>
    <style:style style:name="T12" style:family="text">
      <style:text-properties fo:font-variant="normal" fo:text-transform="none" style:use-window-font-color="true" loext:opacity="0%" fo:letter-spacing="normal" fo:font-weight="normal" style:font-weight-asian="normal" style:font-weight-complex="normal"/>
    </style:style>
    <style:style style:name="T13" style:family="text">
      <style:text-properties fo:font-variant="normal" fo:text-transform="none" fo:letter-spacing="normal" fo:font-weight="bold" style:font-weight-asian="bold" style:font-weight-complex="bold"/>
    </style:style>
    <style:style style:name="T14" style:family="text">
      <style:text-properties fo:font-variant="normal" fo:text-transform="none" fo:letter-spacing="normal" fo:font-weight="normal" style:font-weight-asian="normal" style:font-weight-complex="normal"/>
    </style:style>
    <style:style style:name="T15" style:family="text">
      <style:text-properties fo:font-variant="normal" fo:text-transform="none" fo:color="#81d41a" loext:opacity="100%" fo:letter-spacing="normal" style:text-underline-style="none" fo:font-weight="bold" officeooo:rsid="00130517" style:font-weight-asian="bold" style:font-weight-complex="bold"/>
    </style:style>
    <style:style style:name="T16" style:family="text">
      <style:text-properties fo:font-variant="normal" fo:text-transform="none" fo:color="#ff8000" loext:opacity="100%" fo:letter-spacing="normal" fo:font-weight="bold" officeooo:rsid="00130517" style:font-weight-asian="bold" style:font-weight-complex="bold"/>
    </style:style>
    <style:style style:name="T17" style:family="text">
      <style:text-properties fo:font-variant="normal" fo:text-transform="none" fo:color="#c9211e" loext:opacity="100%" fo:letter-spacing="normal" fo:font-weight="bold" officeooo:rsid="00130517" style:font-weight-asian="bold" style:font-weight-complex="bold"/>
    </style:style>
    <style:style style:name="T18" style:family="text">
      <style:text-properties fo:font-variant="normal" fo:text-transform="none" fo:color="#c9211e" loext:opacity="100%" fo:letter-spacing="normal" fo:font-weight="bold" officeooo:rsid="00130517" style:font-size-asian="10pt" style:font-weight-asian="bold" style:font-weight-complex="bold"/>
    </style:style>
    <style:style style:name="T19" style:family="text">
      <style:text-properties fo:font-variant="normal" fo:text-transform="none" fo:color="#c9211e" loext:opacity="100%" style:text-line-through-style="none" style:text-line-through-type="none" style:font-name="Arial" fo:font-size="10pt" fo:letter-spacing="normal" fo:font-style="normal" fo:font-weight="bold" officeooo:rsid="00130517" style:font-size-asian="8.75pt" style:font-style-asian="normal" style:font-weight-asian="bold" style:font-size-complex="10pt" style:font-style-complex="normal" style:font-weight-complex="bold"/>
    </style:style>
    <style:style style:name="T20" style:family="text">
      <style:text-properties fo:font-variant="normal" fo:text-transform="none" fo:color="#c9211e" loext:opacity="100%" style:text-line-through-style="none" style:text-line-through-type="none" style:font-name="Arial" fo:font-size="10pt" fo:letter-spacing="normal" fo:font-style="normal" fo:font-weight="bold" officeooo:rsid="00130517" style:font-size-asian="10pt" style:font-style-asian="normal" style:font-weight-asian="bold" style:font-size-complex="10pt" style:font-style-complex="normal" style:font-weight-complex="bold"/>
    </style:style>
    <style:style style:name="T21" style:family="text">
      <style:text-properties fo:font-variant="normal" fo:text-transform="none" fo:color="#c9211e" loext:opacity="100%" style:font-name="Arial" fo:font-size="10pt" fo:letter-spacing="normal" fo:font-weight="bold" officeooo:rsid="00130517" style:font-size-asian="10pt" style:font-weight-asian="bold" style:font-size-complex="10pt" style:font-weight-complex="bold"/>
    </style:style>
    <style:style style:name="T22" style:family="text">
      <style:text-properties fo:font-variant="normal" fo:text-transform="none" fo:color="#c9211e" loext:opacity="100%" style:font-name="Arial" fo:font-size="10pt" fo:letter-spacing="normal" fo:font-style="normal" fo:font-weight="bold" officeooo:rsid="00130517" style:font-size-asian="10pt" style:font-weight-asian="bold" style:font-size-complex="10pt" style:font-weight-complex="bold"/>
    </style:style>
    <style:style style:name="T23" style:family="text">
      <style:text-properties fo:font-variant="normal" fo:text-transform="none" style:text-line-through-style="none" style:text-line-through-type="none" style:font-name="Arial" fo:font-size="10pt" fo:letter-spacing="normal" fo:font-style="normal" fo:font-weight="bold" officeooo:rsid="001159ef" style:font-size-asian="8.75pt" style:font-style-asian="normal" style:font-weight-asian="bold" style:font-size-complex="10pt" style:font-style-complex="normal" style:font-weight-complex="bold"/>
    </style:style>
    <style:style style:name="T24" style:family="text">
      <style:text-properties fo:font-variant="normal" fo:text-transform="none" style:text-line-through-style="none" style:text-line-through-type="none" style:font-name="Arial" fo:font-size="10pt" fo:letter-spacing="normal" fo:font-style="normal" fo:font-weight="normal" officeooo:rsid="001159ef" style:font-size-asian="8.75pt" style:font-style-asian="normal" style:font-weight-asian="normal" style:font-size-complex="10pt" style:font-style-complex="normal" style:font-weight-complex="normal"/>
    </style:style>
    <style:style style:name="T25" style:family="text">
      <style:text-properties fo:font-weight="normal" style:font-weight-asian="normal" style:font-weight-complex="normal"/>
    </style:style>
    <style:style style:name="T26" style:family="text">
      <style:text-properties fo:font-weight="normal" officeooo:rsid="0015cdb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NFANT</text:p>
      <text:p text:style-name="P2">Cahier des Charges</text:p>
      <text:p text:style-name="P4"/>
      <text:p text:style-name="P3"/>
      <text:p text:style-name="P6">Description du Jeu : "L'Enfant"</text:p>
      <text:p text:style-name="P3"/>
      <text:p text:style-name="P3">"L'Enfant" est un jeu vidéo d'horreur et d'aventure captivant qui plongera les joueurs dans un monde mystérieux et terrifiant. Le jeu offrira une expérience immersive axée sur la découverte, la résolution d'énigmes, et la confrontation avec des horreurs surnaturelles. Les graphismes soigneusement conçus, l'atmosphère sombre et les éléments de gameplay innovants feront de "L'Enfant" une expérience mémorable pour les amateurs de jeux d'horreur et d'histoires captivantes.</text:p>
      <text:p text:style-name="P3"/>
      <text:p text:style-name="P6">Caractéristiques Clés :</text:p>
      <text:p text:style-name="P3"/>
      <text:p text:style-name="P3"><text:span text:style-name="T1">1. Monde Intriguant et Immersif :</text:span> <text:span text:style-name="T2">Les joueurs seront plongés dans un village lugubre situé au cœur d'une forêt dense et mystérieuse. Les environnements détaillés, les effets sonores sinistres et l'éclairage atmosphérique créeront une atmosphère immersive qui maintiendra constamment les joueurs en suspens.</text:span></text:p>
      <text:p text:style-name="P3"/>
      <text:p text:style-name="P3"><text:span text:style-name="T1">2. Énigmes Complexes :</text:span> <text:span text:style-name="T2">"L'Enfant" mettra l'accent sur la résolution d'énigmes intelligentes qui nécessiteront la collecte d'indices, la manipulation d'objets et la réflexion créative. Les joueurs devront explorer le village et ses environs, rassembler des informations et connecter les points pour progresser dans l'histoire.</text:span></text:p>
      <text:p text:style-name="P3"/>
      <text:p text:style-name="P3"><text:span text:style-name="T1">3. Histoire Captivante : </text:span><text:span text:style-name="T2">L'intrigue de "L'Enfant" tournera autour de l'exploration des mystères du village, de la découverte de son sombre passé et de la confrontation avec l'enfant maléfique. Des éléments de suspense et de révélation graduelle inciteront les joueurs à continuer à creuser plus profondément dans l'histoire.</text:span></text:p>
      <text:p text:style-name="P5"/>
      <text:p text:style-name="P3"><text:span text:style-name="T1">4. Horreur et Tension :</text:span> <text:span text:style-name="T2">Le jeu offrira des moments effrayants et intenses où les joueurs seront confrontés à des horreurs surnaturelles. Des jump scares bien placés, des séquences de poursuite palpitantes et des rencontres avec des créatures terrifiantes garantiront une montée constante de la tension.</text:span></text:p>
      <text:p text:style-name="P3"/>
      <text:p text:style-name="P3"><text:span text:style-name="T1">5. Choix et Conséquences :</text:span> <text:span text:style-name="T2">Les actions et décisions des joueurs auront un impact sur le déroulement de l'histoire. Les choix moraux complexes et les différentes voies qu'ils empruntent conduiront à plusieurs fins possibles, ajoutant une dimension de rejouabilité au jeu.</text:span></text:p>
      <text:p text:style-name="P3"/>
      <text:p text:style-name="P3"><text:span text:style-name="T1">6. Éléments Narratifs Uniques :</text:span> <text:span text:style-name="T2">À travers des journaux, des documents, des dialogues avec les villageois et des souvenirs visuels, les joueurs découvriront peu à peu l'histoire du village et l'origine de la force maléfique. Ces éléments narratifs offriront une immersion profonde dans le monde du jeu.</text:span></text:p>
      <text:p text:style-name="P3"/>
      <text:p text:style-name="P3"><text:span text:style-name="T1">7. Conception de Personnage Convaincante :</text:span> <text:span text:style-name="T2">Les personnages du jeu, y compris l'enfant, seront soigneusement conçus pour susciter des émotions et une connexion avec les joueurs. Le développement des personnages contribuera à rendre l'histoire plus engageante et touchante.</text:span></text:p>
      <text:p text:style-name="P5"/>
      <text:p text:style-name="P9"><text:s text:c="210"/></text:p>
      <text:p text:style-name="P9"/>
      <text:p text:style-name="P18">Description Personnage :</text:p>
      <text:p text:style-name="P12"/>
      <text:p text:style-name="P12"><text:span text:style-name="T1">Nom :</text:span> Sarah Walker</text:p>
      <text:p text:style-name="P12"><text:span text:style-name="T1">Âge :</text:span> 28 ans</text:p>
      <text:p text:style-name="P12"><text:span text:style-name="T1">Taille :</text:span> 1,70 m</text:p>
      <text:p text:style-name="P12"/>
      <text:p text:style-name="P12"><text:span text:style-name="T1">Apparence :</text:span> Sarah possède une beauté discrète et un charme naturel. Ses yeux marron expressifs reflètent sa curiosité innée et sa détermination. Elle a des cheveux bruns ondulés qui tombent en cascade sur ses épaules, conférant une apparence à la fois élégante et décontractée. Son visage est orné de taches de rousseur légères qui deviennent plus visibles lorsqu'elle est exposée au soleil.</text:p>
      <text:p text:style-name="P12"/>
      <text:p text:style-name="P12"><text:soft-page-break/><text:span text:style-name="T1">Passé :</text:span> Sarah a grandi dans une petite ville en dehors du tumulte urbain, entourée par la nature. Dès son plus jeune âge, elle était fascinée par les histoires racontées par son grand-père, un conteur passionné. Ces récits l'ont inspirée à développer sa propre passion pour l'écriture et les histoires.</text:p>
      <text:p text:style-name="P12"/>
      <text:p text:style-name="P12"><text:span text:style-name="T1">Métier : </text:span>En tant qu'écrivaine indépendante, Sarah a parcouru le monde à la recherche de nouvelles histoires intrigantes à partager. Elle se spécialise dans les récits de mystère et d'aventure, et sa réputation en tant que narratrice habile commence à croître. Malgré son jeune âge, Sarah a déjà publié plusieurs ouvrages acclamés.</text:p>
      <text:p text:style-name="P12"/>
      <text:p text:style-name="P12"><text:span text:style-name="T1">Famille :</text:span> Ses parents sont décédés lorsqu'elle était adolescente, la laissant sous la tutelle de son grand-père. Ce dernier l'a élevée avec amour et lui a transmis sa passion pour les histoires. Son grand-père était autrefois un explorateur audacieux et un érudit, et ses enseignements ont grandement influencé le caractère intrépide de Sarah.</text:p>
      <text:p text:style-name="P16"/>
      <text:p text:style-name="P12"><text:span text:style-name="T1">Personnalité : </text:span>Sarah est une âme curieuse et ouverte d'esprit. Elle est déterminée à percer les mystères du monde qui l'entoure, ce qui la pousse à prendre des risques pour découvrir la vérité. Cependant, elle reste sensible aux gens qui l'entourent et montre une grande empathie envers les autres. Elle est aussi pragmatique et ne se laisse pas facilement intimider par l'adversité.</text:p>
      <text:p text:style-name="P12"/>
      <text:p text:style-name="P12"><text:span text:style-name="T1">Motivations :</text:span> Sarah cherche toujours à repousser les limites de sa compréhension et à explorer l'inconnu. Son désir de raconter des histoires captivantes la pousse à enquêter sur des événements mystérieux et à découvrir des vérités cachées. Sa quête pour dévoiler la vérité sur "L'Enfant" est motivée par son désir de révéler une histoire unique et puissante qui pourrait changer la vie des gens.</text:p>
      <text:p text:style-name="P12"/>
      <text:p text:style-name="P12"><text:span text:style-name="T1">Traits Distinctifs :</text:span> Sarah porte toujours un pendentif en forme de plume, un cadeau de son grand-père, qui symbolise son amour pour l'écriture et sa connexion avec les histoires. Elle est souvent vue en train de prendre des notes dans son carnet de voyage, capturant des moments et des idées pour ses récits futurs.</text:p>
      <text:p text:style-name="P12"/>
      <text:p text:style-name="P12"><text:span text:style-name="T1">Relation avec le Joueur :</text:span> Le joueur se met dans la peau de Sarah et expérimente le monde du jeu à travers ses yeux. En tant que protagoniste, Sarah incarne le courage et la détermination nécessaires pour résoudre les mystères du village et faire face à l'enfant maléfique. Le joueur devra prendre des décisions en son nom et suivre son parcours pour découvrir la vérité.</text:p>
      <text:p text:style-name="P12"/>
      <text:p text:style-name="P9"><text:s text:c="173"/></text:p>
      <text:p text:style-name="P12"/>
      <text:p text:style-name="P12"><text:span text:style-name="T1">Nom :</text:span> Elias Morgan</text:p>
      <text:p text:style-name="P12"><text:span text:style-name="T1">Âge :</text:span> 50 ans</text:p>
      <text:p text:style-name="P12"><text:span text:style-name="T1">Taille :</text:span> 1,80 m</text:p>
      <text:p text:style-name="P12"/>
      <text:p text:style-name="P12"><text:span text:style-name="T1">Apparence :</text:span> Elias dégage une aura calme et réservée. Ses cheveux grisonnants sont soigneusement peignés en arrière, encadrant un visage marqué par les années et l'expérience. Ses yeux sombres reflètent une sagesse accumulée au fil du temps. Il porte généralement des vêtements simples mais bien entretenus, qui reflètent son rôle en tant que propriétaire de l'auberge.</text:p>
      <text:p text:style-name="P12"/>
      <text:p text:style-name="P12"><text:span text:style-name="T1">Passé :</text:span> Elias est originaire du village et a passé toute sa vie à L'Enfant. Il a grandi au sein d'une famille de générations de fermiers et était autrefois considéré comme l'enfant le plus curieux et intrépide du village. Cependant, après avoir vécu une expérience troublante dans la forêt, il a choisi de se retirer de la vie active et de gérer l'auberge, en gardant un œil sur les visiteurs du village.</text:p>
      <text:p text:style-name="P12"/>
      <text:p text:style-name="P12"><text:span text:style-name="T1">Métier :</text:span> Elias est le propriétaire et le gestionnaire de l'auberge du village. Bien qu'il ne soit pas particulièrement bavard, il est bien connu pour sa gentillesse et sa discrétion. Il accueille les visiteurs avec chaleur et est un gardien des histoires et des légendes du village, même s'il ne partage pas toujours tout.</text:p>
      <text:p text:style-name="P12"/>
      <text:p text:style-name="P12"><text:span text:style-name="T1">Famille :</text:span> Elias est veuf depuis plusieurs années et n'a pas d'enfants. Sa femme est décédée dans des circonstances tragiques liées à un incident mystérieux, renforçant son attitude réservée et prudente envers le village et ses secrets.</text:p>
      <text:p text:style-name="P12"/>
      <text:p text:style-name="P12"><text:span text:style-name="T1">Personnalité :</text:span> Elias est un homme réfléchi et mesuré. Il est réservé de nature et préfère écouter plutôt que parler. Sa sagesse et son expérience font de lui une source de conseil pour les villageois et les visiteurs en quête de réponses. Il est à la fois méfiant envers les étrangers et désireux de les aider à comprendre la vérité.</text:p>
      <text:p text:style-name="P12"/>
      <text:p text:style-name="P12"><text:soft-page-break/><text:span text:style-name="T1">Motivations :</text:span> La principale motivation d'Elias est de protéger le village et ses habitants des forces sombres qui y résident. Son expérience personnelle lui a appris à être prudent, mais il sait également que certaines vérités doivent être dévoilées pour empêcher que des erreurs passées se reproduisent.</text:p>
      <text:p text:style-name="P12"/>
      <text:p text:style-name="P12"><text:span text:style-name="T1">Traits Distinctifs :</text:span> Elias porte toujours une vieille montre à gousset en argent, un héritage de son père. Il utilise souvent cette montre pour vérifier l'heure, et elle symbolise sa connexion avec le passé et les traditions du village.</text:p>
      <text:p text:style-name="P12"/>
      <text:p text:style-name="P12"><text:span text:style-name="T1">Relation avec le Joueur :</text:span> Elias agit comme un guide mystérieux et bienveillant pour le joueur. Il est le gardien des connaissances et des histoires du village et joue un rôle clé dans la révélation des mystères liés à l'enfant. Le joueur devra gagner sa confiance et explorer les couches de sa personnalité réservée pour découvrir les informations cruciales dont il dispose.</text:p>
      <text:p text:style-name="P12"/>
      <text:p text:style-name="P10"><text:s text:c="173"/></text:p>
      <text:p text:style-name="P13"/>
      <text:p text:style-name="P17">Nom : <text:span text:style-name="T26">Mme. Turner (Son nom complet est inconnu)</text:span></text:p>
      <text:p text:style-name="P17">Âge :<text:span text:style-name="T25"> </text:span><text:span text:style-name="T26">Environ 70 ans</text:span></text:p>
      <text:p text:style-name="P17">Taille : <text:span text:style-name="T26">1,60 m</text:span></text:p>
      <text:p text:style-name="P17"><text:span text:style-name="T26"/></text:p>
      <text:p text:style-name="P17">Apparence : <text:span text:style-name="T26">Mme. Turner est une femme âgée à la démarche légèrement voûtée. Ses cheveux étaient autrefois d’un noir profond, mais ils sont maintenant argentés par les années. Elle porte souvent des robes simples aux couleurs douces, comme le beige ou le gris, qui s’accordent avec l’atmosphère calme de la bibliothèque.</text:span></text:p>
      <text:p text:style-name="P17"><text:span text:style-name="T26"/></text:p>
      <text:p text:style-name="P17">Passé : <text:span text:style-name="T26">Mme. Turner a passé toute sa vie dans le village, travaillant à la bibliothèque pendant plusieurs décennies. Elles est la gardienne de la mémoire du village et de ses secrets. Son passé est entièrement lié au village et à son rôle de bibliothécaire.</text:span></text:p>
      <text:p text:style-name="P17"><text:span text:style-name="T26"/></text:p>
      <text:p text:style-name="P17">Métier : <text:span text:style-name="T26">Mme.Turner est la bibliothécaire de la petite bibliothèque locale du village. Elle est dévouée à sa tâche de préservation des livres anciens et des archives du village, mais elle garde également un œil sur les visiteurs curieux <text:s/>qui cherchent à en apprendre davantage sur les mystère locaux.</text:span></text:p>
      <text:p text:style-name="P17"><text:span text:style-name="T26"/></text:p>
      <text:p text:style-name="P27">Famille :<text:span text:style-name="T26">Mme. Turner n’a plus de famille proche, son mari étant décédé il y a de nombreuses années et ses enfant ayant quittée le village pour poursuivre leurs propres vies. Elles considère les livres de la bibliothèque comme sa famille et les villageois comme ses voisins.</text:span></text:p>
      <text:p text:style-name="P27"><text:span text:style-name="T26"/></text:p>
      <text:p text:style-name="P17">Personnalité : <text:span text:style-name="T26">Mme. Turner est une femme calme et réservée. Elle parle rarement plus que nécessaire, préférant écouter les autres. Elle a i,e profonde connaissance des légendes et de l’histoire du village, mais elle est également consciente des sombres secrets qui y sont enfouis.</text:span></text:p>
      <text:p text:style-name="P28"/>
      <text:p text:style-name="P17">Motivations : <text:span text:style-name="T26">Sa principale motivation est de préserver la mémoire du village et de protéger ses habitants en gardant certains secrets enfouis. Elle ressent une responsabilité envers le village et son rôle en tant que gardienne de la bibliothèque.</text:span></text:p>
      <text:p text:style-name="P17"/>
      <text:p text:style-name="P17">Traits Distinctifs : <text:span text:style-name="T26">Mme. Turner porte toujours des lunettes épaisses, un héritage de sa passion pour la lecture et les livres. Elle a une voix douce et apaisante qui contraste avec la gravité des sujets qu’elle aborde.</text:span></text:p>
      <text:p text:style-name="P17"/>
      <text:p text:style-name="P27">Relation avec le Joueur : <text:span text:style-name="T26">Mme. Turner est un personnage clé pour les joueurs qui cherchent des informations sur </text:span><text:span text:style-name="T25">"L'Enfant". </text:span><text:span text:style-name="T26">Elle est initialement méfiante envers Sarah, mais peut être persuadée de partager des indices précieux sur l’histoire du village. Les joueurs devront gagner sa confiance pour accéder à des informations cruciales.</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5"><text:soft-page-break/><text:s text:c="173"/></text:p>
      <text:p text:style-name="P25"><text:span text:style-name="T4"/></text:p>
      <text:p text:style-name="P27">Nom :</text:p>
      <text:p text:style-name="P27">Âge :</text:p>
      <text:p text:style-name="P27">Taille :</text:p>
      <text:p text:style-name="P27">Apparence :</text:p>
      <text:p text:style-name="P27">Passé :</text:p>
      <text:p text:style-name="P27">Métier :</text:p>
      <text:p text:style-name="P27">Famille :</text:p>
      <text:p text:style-name="P27">Personnalité :</text:p>
      <text:p text:style-name="P27">Motivations :</text:p>
      <text:p text:style-name="P27">Traits Distinctifs :</text:p>
      <text:p text:style-name="P27">Relation avec le Joueur :</text:p>
      <text:p text:style-name="P27"/>
      <text:p text:style-name="P25"><text:s text:c="173"/></text:p>
      <text:p text:style-name="P11"/>
      <text:p text:style-name="P7"><text:span text:style-name="T3">Nom du village : </text:span><text:span text:style-name="T5">Havrebois</text:span></text:p>
      <text:p text:style-name="P20"><text:span text:style-name="T6">Nom de la ville de Sarah : </text:span><text:span text:style-name="T5">Pennelieu</text:span></text:p>
      <text:p text:style-name="P19"><text:span text:style-name="T7">Nom de l’auberge d’Elias :</text:span><text:span text:style-name="T5"> Le Chaudron Tranquille</text:span></text:p>
      <text:p text:style-name="P21"/>
      <text:p text:style-name="P22"><text:s text:c="173"/></text:p>
      <text:p text:style-name="P22"/>
      <text:p text:style-name="P23">Chapitre du Jeu :</text:p>
      <text:p text:style-name="P24"/>
      <text:p text:style-name="P14"><text:a xlink:type="simple" xlink:href="../Chapitre/CDC_Enfant_Chapitre1.odt" office:name="Accès au Chapitre 1" text:style-name="Internet_20_link" text:visited-style-name="Visited_20_Internet_20_Link"><text:span text:style-name="T9">Chapitre 1 : </text:span><text:span text:style-name="T11">L’Arrivée</text:span><text:span text:style-name="T9"> </text:span></text:a><text:span text:style-name="T15">(Fini)</text:span></text:p>
      <text:p text:style-name="P14"><text:a xlink:type="simple" xlink:href="../Chapitre/CDC_Enfant_Chapitre2.odt" text:style-name="Internet_20_link" text:visited-style-name="Visited_20_Internet_20_Link"><text:span text:style-name="T8">Chapitre 2 : </text:span><text:span text:style-name="T10">Secrets Enfouis</text:span></text:a><text:span text:style-name="T12"> </text:span><text:span text:style-name="T16">(En cours)</text:span></text:p>
      <text:p text:style-name="P8"><text:span text:style-name="T23">Chapitre 3 : </text:span><text:span text:style-name="T24">Échos du Passé </text:span><text:span text:style-name="T19">(</text:span><text:span text:style-name="T22">À</text:span><text:span text:style-name="T21"> </text:span><text:span text:style-name="T20">faire</text:span><text:span text:style-name="T19">)</text:span></text:p>
      <text:p text:style-name="P15"><text:span text:style-name="T13">Chapitre 4 : </text:span><text:span text:style-name="T14">La Forêt Interdite </text:span><text:span text:style-name="T17">(</text:span><text:span text:style-name="T18">À faire</text:span><text:span text:style-name="T17">)</text:span></text:p>
      <text:p text:style-name="P15"><text:span text:style-name="T13">Chapitre 5 : </text:span><text:span text:style-name="T14">L’obsession du Chercheur </text:span><text:span text:style-name="T17">(</text:span><text:span text:style-name="T18">À faire</text:span><text:span text:style-name="T17">)</text:span></text:p>
      <text:p text:style-name="P15"><text:span text:style-name="T13">Chapitre 6 : </text:span><text:span text:style-name="T14">Voix du Passé </text:span><text:span text:style-name="T17">(</text:span><text:span text:style-name="T18">À faire</text:span><text:span text:style-name="T17">)</text:span></text:p>
      <text:p text:style-name="P15"><text:span text:style-name="T13">Chapitre 7 : </text:span><text:span text:style-name="T14">L’Éveil </text:span><text:span text:style-name="T17">(</text:span><text:span text:style-name="T18">À faire</text:span><text:span text:style-name="T17">)</text:span></text:p>
      <text:p text:style-name="P15"><text:span text:style-name="T13">Chapitre 8 : </text:span><text:span text:style-name="T14">La Vérité Révélée </text:span><text:span text:style-name="T17">(</text:span><text:span text:style-name="T18">À faire</text:span><text:span text:style-name="T17">)</text:span></text:p>
      <text:p text:style-name="P15"><text:span text:style-name="T13">Chapitre 9 : </text:span><text:span text:style-name="T14">Le Conflit Intérieur </text:span><text:span text:style-name="T17">(</text:span><text:span text:style-name="T18">À faire</text:span><text:span text:style-name="T17">)</text:span></text:p>
      <text:p text:style-name="P15"><text:span text:style-name="T13">Chapitre 10 : </text:span><text:span text:style-name="T14">La Rédemption </text:span><text:span text:style-name="T17">(</text:span><text:span text:style-name="T18">À faire</text:span><text:span text:style-name="T1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1T19:03:07.887000000</meta:creation-date>
    <meta:generator>LibreOffice/7.4.3.2$Windows_X86_64 LibreOffice_project/1048a8393ae2eeec98dff31b5c133c5f1d08b890</meta:generator>
    <dc:date>2023-09-05T15:43:55.268000000</dc:date>
    <meta:editing-duration>PT4H22M31S</meta:editing-duration>
    <meta:editing-cycles>8</meta:editing-cycles>
    <meta:document-statistic meta:table-count="0" meta:image-count="0" meta:object-count="0" meta:page-count="4" meta:paragraph-count="77" meta:word-count="1805" meta:character-count="12192" meta:non-whitespace-character-count="9382"/>
  </office:meta>
</office:document-meta>
</file>